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6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5.377cm"/>
    </style:style>
    <style:style style:name="pr5" style:family="presentation" style:parent-style-name="Default-subtitle">
      <style:graphic-properties draw:fill-color="#ffffff" fo:min-height="3.583cm"/>
    </style:style>
    <style:style style:name="pr6" style:family="presentation" style:parent-style-name="Default-subtitle">
      <style:graphic-properties draw:fill-color="#ffffff" fo:min-height="12.357cm"/>
    </style:style>
    <style:style style:name="pr7" style:family="presentation" style:parent-style-name="Default-subtitle">
      <style:graphic-properties draw:fill-color="#ffffff" fo:min-height="11.485cm"/>
    </style:style>
    <style:style style:name="co1" style:family="table-column">
      <style:table-column-properties style:column-width="5.016cm" style:use-optimal-column-width="false"/>
    </style:style>
    <style:style style:name="co2" style:family="table-column">
      <style:table-column-properties style:column-width="12.756cm" style:use-optimal-column-width="false"/>
    </style:style>
    <style:style style:name="co3" style:family="table-column">
      <style:table-column-properties style:column-width="8.898cm" style:use-optimal-column-width="false"/>
    </style:style>
    <style:style style:name="ro1" style:family="table-row">
      <style:table-row-properties style:row-height="1.27cm"/>
    </style:style>
    <style:style style:name="ce1" style:family="table-cell">
      <loext:graphic-properties draw:fill="solid" draw:fill-color="#eeeeee"/>
      <style:paragraph-properties fo:border="0.57pt solid #000000"/>
      <style:text-properties style:font-name="Liberation Mono" fo:font-size="13pt" style:font-size-asian="13pt" style:font-size-complex="13pt"/>
    </style:style>
    <style:style style:name="ce2" style:family="table-cell">
      <loext:graphic-properties draw:fill="solid" draw:fill-color="#eeeeee"/>
      <style:paragraph-properties fo:border="0.57pt solid #000000"/>
      <style:text-properties fo:font-size="13pt" style:font-size-asian="13pt" style:font-size-complex="13pt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style:font-name="Liberation Mono" fo:font-size="13pt" style:font-size-asian="13pt" style:font-size-complex="13pt"/>
    </style:style>
    <style:style style:name="P8" style:family="paragraph"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Liberation Mono" fo:font-size="18pt" fo:font-weight="normal" fo:background-color="#fff200" style:font-size-asian="18pt" style:font-weight-asian="normal" style:font-size-complex="18pt" style:font-weight-complex="normal"/>
    </style:style>
    <style:style style:name="T9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Liberation Mono" fo:font-size="14pt" fo:font-weight="normal" fo:background-color="#fff200" style:font-size-asian="14pt" style:font-weight-asian="normal" style:font-size-complex="14pt" style:font-weight-complex="normal"/>
    </style:style>
    <style:style style:name="T11" style:family="text">
      <style:text-properties style:font-name="Liberation Sans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style:letter-kerning="true" style:font-name-asian="DejaVu Sans" style:font-name-complex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D Resolution</text:p>
          </draw:text-box>
        </draw:frame>
        <draw:frame presentation:style-name="pr2" draw:text-style-name="P1" draw:layer="layout" svg:width="25.199cm" svg:height="11.362cm" svg:x="1.4cm" svg:y="3.272cm" presentation:class="subtitle" presentation:user-transformed="true">
          <draw:text-box>
            <text:p><text:span text:style-name="T1">A work item </text:span><text:span text:style-name="T1">of the W3C </text:span><text:span text:style-name="T1">Credentials </text:span><text:span text:style-name="T1">Community </text:span><text:span text:style-name="T1">Group</text:span></text:p>
            <text:p><text:span text:style-name="T1">28</text:span><text:span text:style-name="T2">th</text:span><text:span text:style-name="T1"> March </text:span><text:span text:style-name="T1">2019</text:span></text:p>
            <text:p><text:span text:style-name="T3">IPR rules </text:span><text:span text:style-name="T3">apply!</text:span></text:p>
            <text:p><text:span text:style-name="T1"/></text:p>
            <text:p><text:span text:style-name="T1">Zoom Call:</text:span></text:p>
            <text:p><text:span text:style-name="T1">https://</text:span><text:span text:style-name="T1">zoom.us/j/</text:span><text:span text:style-name="T1">707707700</text:span><text:span text:style-name="T1">7</text:span></text:p>
            <text:p><text:span text:style-name="T1"/></text:p>
            <text:p><text:span text:style-name="T1">Text Chat:</text:span></text:p>
            <text:p><text:span text:style-name="T1">(use Zoom </text:span><text:span text:style-name="T1">chat, type </text:span><text:span text:style-name="T1">q+ to get </text:span><text:span text:style-name="T1">into the </text:span><text:span text:style-name="T1">queue)</text:span></text:p>
            <text:p><text:span text:style-name="T1"/></text:p>
            <text:p><text:span text:style-name="T3">This call is </text:span><text:span text:style-name="T3">being </text:span><text:span text:style-name="T3">record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D Resolution</text:p>
          </draw:text-box>
        </draw:frame>
        <draw:frame presentation:style-name="pr4" draw:text-style-name="P4" draw:layer="layout" svg:width="26.932cm" svg:height="5.377cm" svg:x="0.6cm" svg:y="3.62cm" presentation:class="subtitle" presentation:user-transformed="true">
          <draw:text-box>
            <text:p text:style-name="P3"><text:span text:style-name="T4">1.</text:span><text:span text:style-name="T5"> What are </text:span><text:span text:style-name="T5">operations, </text:span><text:span text:style-name="T5">inputs and </text:span><text:span text:style-name="T5">outputs in DID </text:span><text:span text:style-name="T5">Resolution?</text:span></text:p>
            <text:p text:style-name="P3"><text:span text:style-name="T5"><text:s text:c="4"/></text:span><text:span text:style-name="T5">How is a DID </text:span><text:span text:style-name="T5">URL processed </text:span><text:span text:style-name="T5">during DID </text:span><text:span text:style-name="T5">Resolution?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6.924cm" svg:height="3.583cm" svg:x="1.162cm" svg:y="1.443cm">
          <draw:text-box>
            <text:p text:style-name="P3"><text:span text:style-name="T6">Example: </text:span><text:span text:style-name="T6">Universal </text:span><text:span text:style-name="T6">Resolver HTTP </text:span><text:span text:style-name="T6">Interface:</text:span></text:p>
            <text:p text:style-name="P3"><text:span text:style-name="T4"/></text:p>
            <text:p text:style-name="P3"><text:span text:style-name="T7">curl -X GET </text:span><text:span text:style-name="T7">https://unir</text:span><text:span text:style-name="T7">esolver.io/1</text:span><text:span text:style-name="T7">.0/identifie</text:span><text:span text:style-name="T7">rs/</text:span><text:span text:style-name="T8">did:sov:W</text:span><text:span text:style-name="T8">RfXPg8dantKV</text:span><text:span text:style-name="T8">ubE3HX8p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26.924cm" svg:height="12.357cm" svg:x="1.162cm" svg:y="1.958cm">
          <draw:text-box>
            <text:p text:style-name="P3"><text:span text:style-name="T6">Example: </text:span><text:span text:style-name="T6">uport-project/e</text:span><text:span text:style-name="T6">th-did-resolver</text:span></text:p>
            <text:p text:style-name="P3"><text:span text:style-name="T4"/></text:p>
            <text:p text:style-name="P3"><text:span text:style-name="T9">import resolve </text:span><text:span text:style-name="T9">from 'did-</text:span><text:span text:style-name="T9">resolver'</text:span></text:p>
            <text:p text:style-name="P3"><text:span text:style-name="T9">import </text:span><text:span text:style-name="T9">registerResolve</text:span><text:span text:style-name="T9">r from 'eth-</text:span><text:span text:style-name="T9">did-resolver'</text:span></text:p>
            <text:p text:style-name="P3"><text:span text:style-name="T9"/></text:p>
            <text:p text:style-name="P3"><text:span text:style-name="T9">registerResolve</text:span><text:span text:style-name="T9">r()</text:span></text:p>
            <text:p text:style-name="P3"><text:span text:style-name="T9"/></text:p>
            <text:p text:style-name="P3"><text:span text:style-name="T10">resolve('did:et</text:span><text:span text:style-name="T10">h:0xf3beac30c49</text:span><text:span text:style-name="T10">8d9e26865f34fca</text:span><text:span text:style-name="T10">a57dbb935b0d74'</text:span><text:span text:style-name="T10">)</text:span><text:span text:style-name="T9">.then(doc =&gt; </text:span><text:span text:style-name="T9">console.log)</text:span></text:p>
            <text:p text:style-name="P3"><text:span text:style-name="T9"/></text:p>
            <text:p text:style-name="P3"><text:span text:style-name="T9"/></text:p>
            <text:p text:style-name="P6"><text:span text:style-name="T11">Example: </text:span><text:span text:style-name="T11">indy-sdk/docs/</text:span><text:span text:style-name="T11">design/014-</text:span><text:span text:style-name="T11">did-doc</text:span></text:p>
            <text:p text:style-name="P6"><text:span text:style-name="T12"/></text:p>
            <text:p text:style-name="P6"><text:span text:style-name="T9">// Resolve DID </text:span><text:span text:style-name="T9">Doc for DID.</text:span></text:p>
            <text:p text:style-name="P6"><text:span text:style-name="T9">//</text:span></text:p>
            <text:p text:style-name="P6"><text:span text:style-name="T9">// </text:span><text:span text:style-name="T9">did_resolver_ha</text:span><text:span text:style-name="T9">ndle: resolver </text:span><text:span text:style-name="T9">handle</text:span></text:p>
            <text:p text:style-name="P6"><text:span text:style-name="T9">// did: did to </text:span><text:span text:style-name="T9">resolve</text:span></text:p>
            <text:p text:style-name="P6"><text:span text:style-name="T9">// options: </text:span><text:span text:style-name="T9">some options, </text:span><text:span text:style-name="T9">like cache </text:span><text:span text:style-name="T9">behaviour</text:span></text:p>
            <text:p text:style-name="P6"><text:span text:style-name="T9">// returns - </text:span><text:span text:style-name="T9">did_doc: </text:span><text:span text:style-name="T9">resolved DID </text:span><text:span text:style-name="T9">Doc</text:span></text:p>
            <text:p text:style-name="P6"><text:span text:style-name="T10">pub fn </text:span><text:span text:style-name="T10">indy_resolve_di</text:span><text:span text:style-name="T10">d_doc(did_resol</text:span><text:span text:style-name="T10">ver_handle,</text:span></text:p>
            <text:p text:style-name="P6"><text:span text:style-name="T10"><text:s text:c="16"/></text:span><text:span text:style-name="T10"><text:s text:c="12"/></text:span><text:span text:style-name="T10">did,</text:span></text:p>
            <text:p text:style-name="P6"><text:span text:style-name="T10"><text:s text:c="16"/></text:span><text:span text:style-name="T10"><text:s text:c="12"/></text:span><text:span text:style-name="T10">options) -&gt; </text:span><text:span text:style-name="T10">Future&lt;did_doc&gt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6.924cm" svg:height="11.485cm" svg:x="1.162cm" svg:y="2.193cm">
          <draw:text-box>
            <text:p text:style-name="P3"><text:span text:style-name="T6">Example: </text:span><text:span text:style-name="T6">Command line </text:span><text:span text:style-name="T6">interface:</text:span></text:p>
            <text:p text:style-name="P3"><text:span text:style-name="T4"/></text:p>
            <text:p text:style-name="P3"><text:span text:style-name="T9">$ </text:span><text:span text:style-name="T10">./did get</text:span><text:span text:style-name="T9"> </text:span><text:span text:style-name="T9">did:v1:test:nym</text:span><text:span text:style-name="T9">:EfmQqD9Be3MXc4</text:span><text:span text:style-name="T9">PiGVf5ruEmZqGiV</text:span><text:span text:style-name="T9">q7cKuYUMcaf2UYs</text:span></text:p>
            <text:p text:style-name="P3"><text:span text:style-name="T9">{</text:span></text:p>
            <text:p text:style-name="P3"><text:span text:style-name="T9"><text:s text:c="2"/></text:span><text:span text:style-name="T9">"@context": </text:span><text:span text:style-name="T9">"https://w3id.o</text:span><text:span text:style-name="T9">rg/veres-one/v1</text:span><text:span text:style-name="T9">",</text:span></text:p>
            <text:p text:style-name="P3"><text:span text:style-name="T9"><text:s text:c="2"/></text:span><text:span text:style-name="T9">"id": </text:span><text:span text:style-name="T9">"did:v1:test:ny</text:span><text:span text:style-name="T9">m:EfmQqD9Be3MXc</text:span><text:span text:style-name="T9">4PiGVf5ruEmZqGi</text:span><text:span text:style-name="T9">Vq7cKuYUMcaf2UY</text:span><text:span text:style-name="T9">s",</text:span></text:p>
            <text:p text:style-name="P3"><text:span text:style-name="T9"><text:s text:c="2"/></text:span><text:span text:style-name="T9">"authentication</text:span><text:span text:style-name="T9">": [</text:span></text:p>
            <text:p text:style-name="P3"><text:span text:style-name="T9"><text:s text:c="4"/></text:span><text:span text:style-name="T9">{</text:span></text:p>
            <text:p text:style-name="P3"><text:span text:style-name="T9"><text:s text:c="6"/></text:span><text:span text:style-name="T9">"type": </text:span><text:span text:style-name="T9">"Ed25519Signatu</text:span><text:span text:style-name="T9">reAuthenticatio</text:span><text:span text:style-name="T9">n2018",</text:span></text:p>
            <text:p text:style-name="P3"><text:span text:style-name="T9"><text:s text:c="6"/></text:span><text:span text:style-name="T9">"publicKey": [</text:span></text:p>
            <text:p text:style-name="P3"><text:span text:style-name="T9"><text:s text:c="6"/></text:span><text:span text:style-name="T9">...</text:span></text:p>
            <text:p text:style-name="P3"><text:span text:style-name="T9"><text:s text:c="4"/></text:span><text:span text:style-name="T9">}</text:span></text:p>
            <text:p text:style-name="P3"><text:span text:style-name="T9"><text:s text:c="2"/></text:span><text:span text:style-name="T9">]</text:span></text:p>
            <text:p text:style-name="P3"><text:span text:style-name="T9">}</text:span></text:p>
            <text:p text:style-name="P3"><text:span text:style-name="T9"/></text:p>
            <text:p text:style-name="P6"><text:span text:style-name="T9">$ </text:span><text:span text:style-name="T10">./did info</text:span><text:span text:style-name="T9"> </text:span><text:span text:style-name="T9">did:v1:test:nym</text:span><text:span text:style-name="T9">:EfmQqD9Be3MXc4</text:span><text:span text:style-name="T9">PiGVf5ruEmZqGiV</text:span><text:span text:style-name="T9">q7cKuYUMcaf2UYs</text:span></text:p>
            <text:p text:style-name="P6"><text:span text:style-name="T9">(... info about </text:span><text:span text:style-name="T9">DID ...)</text:span></text:p>
            <text:p text:style-name="P6"><text:span text:style-name="T9"/></text:p>
            <text:p text:style-name="P6"><text:span text:style-name="T9">$ </text:span><text:span text:style-name="T10">./did list</text:span></text:p>
            <text:p text:style-name="P3"><text:span text:style-name="T9">(... list local </text:span><text:span text:style-name="T9">DIDs ...)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26.669cm" svg:height="15.354cm" svg:x="0.762cm" svg:y="0.2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resolve()</text:p>
              </table:table-cell>
              <table:table-cell>
                <text:p text:style-name="P7">did <text:s text:c="8"/>= did:xyz:1234</text:p>
              </table:table-cell>
              <table:table-cell table:style-name="ce2">
                <text:p text:style-name="P8">DID Document (plus metadata)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did-url <text:s text:c="4"/>= did:xyz:1234</text:p>
              </table:table-cell>
              <table:table-cell table:style-name="ce2">
                <text:p text:style-name="P8">DID Document (plus metadata)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</text:span>did:xyz:1234#key1</text:p>
              </table:table-cell>
              <table:table-cell table:style-name="ce2">
                <text:p text:style-name="P8">JSON object from DID Document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</text:span>did:xyz:1234!$selectId="key1"</text:p>
              </table:table-cell>
              <table:table-cell table:style-name="ce2">
                <text:p text:style-name="P8">JSON object from DID Document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</text:span>did:xyz:1234</text:p>
                <text:p text:style-name="P7">select-id <text:s text:c="2"/>= "key1"</text:p>
              </table:table-cell>
              <table:table-cell table:style-name="ce2">
                <text:p text:style-name="P8">JSON object from DID Document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</text:span>did:xyz:1234;agent</text:p>
                <text:p text:style-name="P7">result-type = "json-ld"</text:p>
              </table:table-cell>
              <table:table-cell table:style-name="ce2">
                <text:p text:style-name="P8">JSON object from DID Document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</text:span>did:xyz:1234;agent</text:p>
                <text:p text:style-name="P7">result-type = "uri"</text:p>
              </table:table-cell>
              <table:table-cell table:style-name="ce2">
                <text:p text:style-name="P8">Service Endpoint URI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</text:span>did:xyz:1234</text:p>
                <text:p text:style-name="P7">cache <text:s text:c="6"/>= false</text:p>
              </table:table-cell>
              <table:table-cell table:style-name="ce2">
                <text:p text:style-name="P8">DID Document (fresh from target system)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did:xyz:1234!</text:span><text:span text:style-name="T13">$version=4</text:span></text:p>
              </table:table-cell>
              <table:table-cell table:style-name="ce2">
                <text:p text:style-name="P8">DID Document (version 4)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<text:span text:style-name="T13">did-url <text:s text:c="4"/>= </text:span>did:xyz:1234</text:p>
                <text:p text:style-name="P7">version <text:s text:c="4"/>= 4</text:p>
              </table:table-cell>
              <table:table-cell table:style-name="ce2">
                <text:p text:style-name="P8">DID Document (version 4)</text:p>
              </table:table-cell>
            </table:table-row>
            <table:table-row table:style-name="ro1" table:default-cell-style-name="ce1">
              <table:table-cell>
                <text:p text:style-name="P7">exists()</text:p>
              </table:table-cell>
              <table:table-cell>
                <text:p text:style-name="P7">did <text:s text:c="8"/>= did:xyz:1234</text:p>
              </table:table-cell>
              <table:table-cell table:style-name="ce2">
                <text:p text:style-name="P8">true or false</text:p>
              </table:table-cell>
            </table:table-row>
            <table:table-row table:style-name="ro1" table:default-cell-style-name="ce1">
              <table:table-cell>
                <text:p text:style-name="P7">dereference()</text:p>
              </table:table-cell>
              <table:table-cell>
                <text:p text:style-name="P7">did <text:s text:c="8"/>= did:xyz:1234!$exists</text:p>
              </table:table-cell>
              <table:table-cell table:style-name="ce2">
                <text:p text:style-name="P8">true or fal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8:09:41.250671171</meta:creation-date>
    <dc:date>2019-03-28T22:00:06.723903249</dc:date>
    <meta:editing-duration>P1DT20H38M57S</meta:editing-duration>
    <meta:editing-cycles>111</meta:editing-cycles>
    <meta:generator>LibreOffice/6.1.5.2$Linux_X86_64 LibreOffice_project/10$Build-2</meta:generator>
    <meta:document-statistic meta:object-count="41"/>
  </office:meta>
</office:document-meta>
</file>